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0be2e" officeooo:paragraph-rsid="0010be2e" style:font-size-asian="20pt" style:font-size-complex="20pt"/>
    </style:style>
    <style:style style:name="P2" style:family="paragraph" style:parent-style-name="Standard">
      <style:paragraph-properties fo:text-align="start" style:justify-single-word="false"/>
      <style:text-properties fo:font-size="12pt" officeooo:rsid="0010be2e" officeooo:paragraph-rsid="0010be2e" style:font-size-asian="10.5pt" style:font-size-complex="12pt"/>
    </style:style>
    <style:style style:name="P3" style:family="paragraph" style:parent-style-name="Standard">
      <style:paragraph-properties fo:text-align="start" style:justify-single-word="false"/>
      <style:text-properties fo:font-size="12pt" officeooo:rsid="00129851" officeooo:paragraph-rsid="00129851" style:font-size-asian="10.5pt" style:font-size-complex="12pt"/>
    </style:style>
    <style:style style:name="P4" style:family="paragraph" style:parent-style-name="Standard">
      <style:paragraph-properties fo:text-align="start" style:justify-single-word="false"/>
      <style:text-properties fo:font-size="12pt" officeooo:rsid="00129851" officeooo:paragraph-rsid="0013ae04" style:font-size-asian="10.5pt" style:font-size-complex="12pt"/>
    </style:style>
    <style:style style:name="P5" style:family="paragraph" style:parent-style-name="Standard">
      <style:paragraph-properties fo:text-align="start" style:justify-single-word="false"/>
      <style:text-properties fo:font-size="12pt" officeooo:rsid="00129851" officeooo:paragraph-rsid="0015e82e" style:font-size-asian="10.5pt" style:font-size-complex="12pt"/>
    </style:style>
    <style:style style:name="P6" style:family="paragraph" style:parent-style-name="Standard">
      <style:paragraph-properties fo:text-align="start" style:justify-single-word="false"/>
      <style:text-properties fo:font-size="12pt" officeooo:rsid="0013ae04" officeooo:paragraph-rsid="0013ae04" style:font-size-asian="10.5pt" style:font-size-complex="12pt"/>
    </style:style>
    <style:style style:name="P7" style:family="paragraph" style:parent-style-name="Standard">
      <style:paragraph-properties fo:text-align="start" style:justify-single-word="false"/>
      <style:text-properties fo:font-size="12pt" officeooo:rsid="0014a0c0" officeooo:paragraph-rsid="0013ae04" style:font-size-asian="10.5pt" style:font-size-complex="12pt"/>
    </style:style>
    <style:style style:name="P8" style:family="paragraph" style:parent-style-name="Standard">
      <style:paragraph-properties fo:text-align="start" style:justify-single-word="false"/>
      <style:text-properties fo:font-size="12pt" officeooo:rsid="0015e82e" officeooo:paragraph-rsid="0015e82e" style:font-size-asian="10.5pt" style:font-size-complex="12pt"/>
    </style:style>
    <style:style style:name="P9" style:family="paragraph" style:parent-style-name="Standard">
      <style:paragraph-properties fo:text-align="start" style:justify-single-word="false"/>
      <style:text-properties fo:font-size="12pt" officeooo:rsid="0015e82e" officeooo:paragraph-rsid="00169d36" style:font-size-asian="10.5pt" style:font-size-complex="12pt"/>
    </style:style>
    <style:style style:name="P10" style:family="paragraph" style:parent-style-name="Standard">
      <style:paragraph-properties fo:text-align="start" style:justify-single-word="false"/>
      <style:text-properties fo:font-size="12pt" officeooo:rsid="00169d36" officeooo:paragraph-rsid="00169d36" style:font-size-asian="10.5pt" style:font-size-complex="12pt"/>
    </style:style>
    <style:style style:name="P11" style:family="paragraph" style:parent-style-name="Standard">
      <style:paragraph-properties fo:text-align="start" style:justify-single-word="false"/>
      <style:text-properties fo:font-size="12pt" officeooo:rsid="0016c95a" officeooo:paragraph-rsid="0016c95a" style:font-size-asian="10.5pt" style:font-size-complex="12pt"/>
    </style:style>
    <style:style style:name="P12" style:family="paragraph" style:parent-style-name="Standard">
      <style:paragraph-properties fo:text-align="start" style:justify-single-word="false"/>
      <style:text-properties fo:font-size="12pt" fo:font-weight="bold" officeooo:rsid="0010be2e" officeooo:paragraph-rsid="0010be2e"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6c95a" officeooo:paragraph-rsid="0016c95a" style:font-size-asian="10.5pt" style:font-weight-asian="bold" style:font-size-complex="12pt" style:font-weight-complex="bold"/>
    </style:style>
    <style:style style:name="P14" style:family="paragraph" style:parent-style-name="Standard">
      <style:paragraph-properties fo:text-align="start" style:justify-single-word="false" style:writing-mode="lr-tb"/>
      <style:text-properties fo:font-size="12pt" fo:font-weight="bold" officeooo:rsid="0017b9e2" officeooo:paragraph-rsid="0017b9e2" style:font-size-asian="10.5pt" style:font-weight-asian="bold" style:font-size-complex="12pt" style:font-weight-complex="bold"/>
    </style:style>
    <style:style style:name="P15" style:family="paragraph" style:parent-style-name="Standard">
      <style:paragraph-properties fo:text-align="start" style:justify-single-word="false" style:writing-mode="lr-tb"/>
      <style:text-properties fo:font-size="12pt" fo:font-weight="normal" officeooo:rsid="0016e757" officeooo:paragraph-rsid="0016e757" style:font-size-asian="10.5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fo:font-weight="normal" officeooo:rsid="0016e757" officeooo:paragraph-rsid="0017b9e2" style:font-size-asian="10.5pt" style:font-weight-asian="normal" style:font-size-complex="12pt" style:font-weight-complex="normal"/>
    </style:style>
    <style:style style:name="P17" style:family="paragraph" style:parent-style-name="Standard">
      <style:paragraph-properties fo:text-align="start" style:justify-single-word="false" style:writing-mode="lr-tb"/>
      <style:text-properties fo:font-size="12pt" fo:font-weight="normal" officeooo:rsid="0017b9e2" officeooo:paragraph-rsid="0017b9e2" style:font-size-asian="10.5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fo:font-size="12pt" fo:font-weight="normal" officeooo:rsid="0018da47" officeooo:paragraph-rsid="0018da47" style:font-size-asian="10.5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fo:font-size="12pt" fo:font-weight="normal" officeooo:rsid="0019684f" officeooo:paragraph-rsid="0019684f" style:font-size-asian="10.5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fo:font-size="12pt" fo:font-weight="normal" officeooo:rsid="0019684f" officeooo:paragraph-rsid="0019a745" style:font-size-asian="10.5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fo:font-size="12pt" fo:font-weight="normal" officeooo:rsid="0019c8af" officeooo:paragraph-rsid="0019c8af" style:font-size-asian="10.5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fo:font-size="12pt" fo:font-style="italic" fo:font-weight="normal" officeooo:rsid="0016e757" officeooo:paragraph-rsid="0016e757" style:font-size-asian="10.5pt" style:font-style-asian="italic" style:font-weight-asian="normal" style:font-size-complex="12pt" style:font-style-complex="italic" style:font-weight-complex="normal"/>
    </style:style>
    <style:style style:name="T1" style:family="text">
      <style:text-properties officeooo:rsid="0014a0c0"/>
    </style:style>
    <style:style style:name="T2" style:family="text">
      <style:text-properties officeooo:rsid="0015e82e"/>
    </style:style>
    <style:style style:name="T3" style:family="text">
      <style:text-properties officeooo:rsid="00169d36"/>
    </style:style>
    <style:style style:name="T4" style:family="text">
      <style:text-properties officeooo:rsid="0016c95a"/>
    </style:style>
    <style:style style:name="T5" style:family="text">
      <style:text-properties officeooo:rsid="0017b9e2"/>
    </style:style>
    <style:style style:name="T6" style:family="text">
      <style:text-properties officeooo:rsid="0018da47"/>
    </style:style>
    <style:style style:name="T7" style:family="text">
      <style:text-properties officeooo:rsid="00196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3</text:p>
      <text:p text:style-name="P1"/>
      <text:p text:style-name="P12">Question 1-</text:p>
      <text:p text:style-name="P2"/>
      <text:p text:style-name="P2">1- Not in our syllabus.</text:p>
      <text:p text:style-name="P2">2- A simple lock have can’t retain a process. Indeed, a process which read a simple lock during a program either enter in the block or not. But there is no way for the process to stay blocked in the simple lock and he can go. The programmer can’t have any control on it.</text:p>
      <text:p text:style-name="P2">A re-entrant lock may solve this problem by define a line where the process should return.</text:p>
      <text:p text:style-name="P2">Here an example:</text:p>
      <text:p text:style-name="P2">1<text:tab/>if(blablabla) {</text:p>
      <text:p text:style-name="P2">2<text:tab/><text:tab/>blablabla</text:p>
      <text:p text:style-name="P2">3<text:tab/><text:tab/>blublublu</text:p>
      <text:p text:style-name="P2">4<text:tab/><text:tab/>bliblibli</text:p>
      <text:p text:style-name="P2">5<text:tab/><text:tab/>blobloblo</text:p>
      <text:p text:style-name="P2">6<text:tab/><text:tab/>blebleble</text:p>
      <text:p text:style-name="P2">7<text:tab/><text:tab/>bloubloublou</text:p>
      <text:p text:style-name="P2">8<text:tab/><text:tab/>blaiblaiblai</text:p>
      <text:p text:style-name="P2">9<text:tab/><text:tab/>GO TO line 1</text:p>
      <text:p text:style-name="P2">10<text:tab/>}</text:p>
      <text:p text:style-name="P2">3-</text:p>
      <text:p text:style-name="P3">a- TRUE</text:p>
      <text:p text:style-name="P3">b- FALSE</text:p>
      <text:p text:style-name="P3">c- TRUE</text:p>
      <text:p text:style-name="P3">d- FALSE</text:p>
      <text:p text:style-name="P3">4- </text:p>
      <text:p text:style-name="P3">a- </text:p>
      <text:p text:style-name="P4">Shared: </text:p>
      <text:p text:style-name="P6">turn[1] = turn[2] = turn[3] = turn[4] = {false}</text:p>
      <text:p text:style-name="P6">turn[0] = true</text:p>
      <text:p text:style-name="P6"/>
      <text:p text:style-name="P6">code for i:</text:p>
      <text:p text:style-name="P6"/>
      <text:p text:style-name="P6">while(turn[i] == false) {}</text:p>
      <text:p text:style-name="P6">&lt;CS&gt;</text:p>
      <text:p text:style-name="P6">turn[i] = false</text:p>
      <text:p text:style-name="P6">if (i = 0)</text:p>
      <text:p text:style-name="P6"><text:tab/>turn[2] = true</text:p>
      <text:p text:style-name="P6">else if (i = 2)</text:p>
      <text:p text:style-name="P6"><text:tab/>turn[4] = true</text:p>
      <text:p text:style-name="P6">else if (i = 4)</text:p>
      <text:p text:style-name="P6"><text:tab/>turn[1] = true</text:p>
      <text:p text:style-name="P6">else if (i = 1)</text:p>
      <text:p text:style-name="P6"><text:tab/>turn[3] = true</text:p>
      <text:p text:style-name="P6"/>
      <text:p text:style-name="P6"/>
      <text:p text:style-name="P6"/>
      <text:p text:style-name="P6"/>
      <text:p text:style-name="P6"/>
      <text:p text:style-name="P6"/>
      <text:p text:style-name="P6"/>
      <text:p text:style-name="P6"/>
      <text:p text:style-name="P6"><text:soft-page-break/>b-</text:p>
      <text:p text:style-name="P6">Shared:</text:p>
      <text:p text:style-name="P6">int turn_to = 0</text:p>
      <text:p text:style-name="P6">semaphore mutex = <text:span text:style-name="T4">0</text:span></text:p>
      <text:p text:style-name="P6"/>
      <text:p text:style-name="P6">code for i:</text:p>
      <text:p text:style-name="P7"/>
      <text:p text:style-name="P11">if (<text:span text:style-name="T1">i != </text:span>0 <text:s/>&amp;&amp; turn_to == 0)</text:p>
      <text:p text:style-name="P11"><text:tab/>down(mutex)</text:p>
      <text:p text:style-name="P11">if (<text:span text:style-name="T1">i != </text:span>2 <text:s/>&amp;&amp; turn_to == 2)</text:p>
      <text:p text:style-name="P11"><text:tab/>down(mutex)</text:p>
      <text:p text:style-name="P11">if (<text:span text:style-name="T1">i != </text:span>4 <text:s/>&amp;&amp; turn_to == 4)</text:p>
      <text:p text:style-name="P11"><text:tab/>down(mutex)</text:p>
      <text:p text:style-name="P11">if (<text:span text:style-name="T1">i != </text:span>1 <text:s/>&amp;&amp; turn_to == 1)</text:p>
      <text:p text:style-name="P11"><text:tab/>down(mutex)</text:p>
      <text:p text:style-name="P11">if (<text:span text:style-name="T1">i != </text:span>3 <text:s/>&amp;&amp; turn_to == 3)</text:p>
      <text:p text:style-name="P11"><text:tab/>down(mutex)</text:p>
      <text:p text:style-name="P8">&lt;CS&gt;</text:p>
      <text:p text:style-name="P8">if(turn_to == 0)</text:p>
      <text:p text:style-name="P8"><text:tab/>turn_to = 2</text:p>
      <text:p text:style-name="P8">else if(turn_to == 2)</text:p>
      <text:p text:style-name="P8"><text:tab/>turn_to = 4</text:p>
      <text:p text:style-name="P8">else if(turn_to == 4)</text:p>
      <text:p text:style-name="P8"><text:tab/>turn_to = 1</text:p>
      <text:p text:style-name="P8">else if(turn_to == 1)</text:p>
      <text:p text:style-name="P8"><text:tab/>turn_to = 3</text:p>
      <text:p text:style-name="P10">else <text:span text:style-name="T2">if(turn_to == </text:span>3<text:span text:style-name="T2">)</text:span></text:p>
      <text:p text:style-name="P9"><text:tab/>turn_to = -<text:span text:style-name="T3">1</text:span></text:p>
      <text:p text:style-name="P8">up(mutex)</text:p>
      <text:p text:style-name="P5"/>
      <text:p text:style-name="P11">c-</text:p>
      <text:p text:style-name="P11">Shared:</text:p>
      <text:p text:style-name="P11">semaphore zero = 1</text:p>
      <text:p text:style-name="P11"><text:tab/> <text:s text:c="6"/>one = 0</text:p>
      <text:p text:style-name="P11"><text:tab/> <text:s text:c="6"/>two = 0</text:p>
      <text:p text:style-name="P11"><text:tab/> <text:s text:c="6"/>three = 0</text:p>
      <text:p text:style-name="P11"><text:tab/> <text:s text:c="6"/>four = 0</text:p>
      <text:p text:style-name="P11"><text:tab/></text:p>
      <text:p text:style-name="P11">code for process i:</text:p>
      <text:p text:style-name="P11"/>
      <text:p text:style-name="P11">if(i == 0)</text:p>
      <text:p text:style-name="P11"><text:tab/>down(zero)</text:p>
      <text:p text:style-name="P11">if (i == 1)</text:p>
      <text:p text:style-name="P11"><text:tab/>down(one)</text:p>
      <text:p text:style-name="P11">if (i == 2)</text:p>
      <text:p text:style-name="P11"><text:tab/>down(two)</text:p>
      <text:p text:style-name="P11">if (i == 3)</text:p>
      <text:p text:style-name="P11"><text:tab/>down(three)</text:p>
      <text:p text:style-name="P11">if (i == 4)</text:p>
      <text:p text:style-name="P11"><text:tab/>down(four)</text:p>
      <text:p text:style-name="P11">&lt;CS&gt;</text:p>
      <text:p text:style-name="P11">if(i == 0)</text:p>
      <text:p text:style-name="P11"><text:tab/>up(two)</text:p>
      <text:p text:style-name="P11"><text:soft-page-break/>if (i == 1)</text:p>
      <text:p text:style-name="P11"><text:tab/>up(three)</text:p>
      <text:p text:style-name="P11">if (i == 2)</text:p>
      <text:p text:style-name="P11"><text:tab/>up(four)</text:p>
      <text:p text:style-name="P11">if (i == 4)</text:p>
      <text:p text:style-name="P11"><text:tab/>down(one)</text:p>
      <text:p text:style-name="P11"/>
      <text:p text:style-name="P13">Question 2-</text:p>
      <text:p text:style-name="P13"/>
      <text:p text:style-name="P15">shared:</text:p>
      <text:p text:style-name="P15">int <text:s/>turn = 0;</text:p>
      <text:p text:style-name="P15"/>
      <text:p text:style-name="P22">code for process 0:</text:p>
      <text:p text:style-name="P15"/>
      <text:p text:style-name="P15">&lt;entry code&gt;</text:p>
      <text:p text:style-name="P15">while(compare_and_swap(turn, 0, -1)) {}</text:p>
      <text:p text:style-name="P15">&lt;CS&gt;</text:p>
      <text:p text:style-name="P15">&lt;exit code&gt;</text:p>
      <text:p text:style-name="P15">turn = <text:span text:style-name="T5">0</text:span></text:p>
      <text:p text:style-name="P15"/>
      <text:p text:style-name="P22">code for process 1:</text:p>
      <text:p text:style-name="P16">while(compare_and_swap(turn, <text:span text:style-name="T5">0</text:span>, -1)) {}</text:p>
      <text:p text:style-name="P16">&lt;CS&gt;</text:p>
      <text:p text:style-name="P16">&lt;exit code&gt;</text:p>
      <text:p text:style-name="P16">turn = <text:span text:style-name="T5">0</text:span></text:p>
      <text:p text:style-name="P15"/>
      <text:p text:style-name="P17">This question is already solved in the assignment 6.</text:p>
      <text:p text:style-name="P17"/>
      <text:p text:style-name="P14">Question 3-</text:p>
      <text:p text:style-name="P17"/>
      <text:p text:style-name="P18">1- Only one process, two processes doesn’t provide starvation freedom.</text:p>
      <text:p text:style-name="P18"><text:span text:style-name="T7">a.</text:span> mutual exclusion <text:span text:style-name="T7">and</text:span> deadlock free, <text:span text:style-name="T7">and</text:span> starvation free. <text:span text:style-name="T7">(since he is alone)</text:span></text:p>
      <text:p text:style-name="P18"><text:span text:style-name="T7">b.</text:span> <text:span text:style-name="T7">k = 2, not process 0 may be stuck forever in the entry code as the next scenario shows:</text:span></text:p>
      <text:p text:style-name="P19">process 1 enter in the CS, then, while process 0 is blocking in the down(R) since R = 0.</text:p>
      <text:p text:style-name="P19">Then, process 1 reinitialize R to 1 with down(R) but he can going faster that 0 and once again make down(R). Repeating this scenario we don’t provide starvation freedom.</text:p>
      <text:p text:style-name="P20">2- <text:span text:style-name="T6">Only one process, two processes doesn’t provide mutual exclusion.</text:span></text:p>
      <text:p text:style-name="P21"><text:span text:style-name="T7">a. mutual exclusion and deadlock free, and starvation free. (since he is alone)</text:span></text:p>
      <text:p text:style-name="P21">b. trivial.</text:p>
      <text:p text:style-name="P21">3- Only one, same as (1).</text:p>
      <text:p text:style-name="P21">4- v1 = 9, v2 = 90, v3 = 636</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5:08:15.718747953</meta:creation-date>
    <dc:date>2018-07-12T21:25:01.080078869</dc:date>
    <meta:editing-duration>PT3H48M12S</meta:editing-duration>
    <meta:editing-cycles>1</meta:editing-cycles>
    <meta:document-statistic meta:table-count="0" meta:image-count="0" meta:object-count="0" meta:page-count="3" meta:paragraph-count="119" meta:word-count="512" meta:character-count="2526" meta:non-whitespace-character-count="2059"/>
    <meta:generator>LibreOffice/6.0.3.2$Linux_X86_64 LibreOffice_project/00m0$Build-2</meta:generator>
  </office:meta>
</office:document-meta>
</file>